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46in"/>
    </style:style>
    <style:style style:name="co2" style:family="table-column">
      <style:table-column-properties fo:break-before="auto" style:column-width="1.2453in"/>
    </style:style>
    <style:style style:name="co3" style:family="table-column">
      <style:table-column-properties fo:break-before="auto" style:column-width="0.861in"/>
    </style:style>
    <style:style style:name="co4" style:family="table-column">
      <style:table-column-properties fo:break-before="auto" style:column-width="0.7547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0.8181in"/>
    </style:style>
    <style:style style:name="co7" style:family="table-column">
      <style:table-column-properties fo:break-before="auto" style:column-width="0.8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data-rTvTUKHY_5f_Uvu_5f_D6fjzcoy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a-rTvTUKHY_Uvu_D6fjzcoy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4" table:default-cell-style-name="Default"/>
        <table:table-column table:style-name="co4" table:default-cell-style-name="ce1"/>
        <table:table-column table:style-name="co5" table:default-cell-style-name="ce1"/>
        <table:table-column table:style-name="co7" table:number-columns-repeated="5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alary_level</text:p>
          </table:table-cell>
          <table:table-cell office:value-type="string" calcext:value-type="string">
            <text:p>min_class</text:p>
          </table:table-cell>
          <table:table-cell office:value-type="string" calcext:value-type="string">
            <text:p>max_class</text:p>
          </table:table-cell>
          <table:table-cell office:value-type="string" calcext:value-type="string">
            <text:p>ideal_class</text:p>
          </table:table-cell>
          <table:table-cell table:number-columns-repeated="4"/>
          <table:table-cell office:value-type="string" calcext:value-type="string">
            <text:p>min_class</text:p>
          </table:table-cell>
          <table:table-cell office:value-type="string" calcext:value-type="string">
            <text:p>max_class</text:p>
          </table:table-cell>
          <table:table-cell table:number-columns-repeated="5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esley Maddox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futau Neal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aine Rogers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mantha Mccray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nden Snider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wan Hardy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rmione Franklin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ato Terrel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mmett Vang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ck Blak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hea Cross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oan Daniel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ibby Kirby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ndra Moody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ven Vanc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rissa Rodger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ila Wilkinson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lin Jone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y Schwartz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uth Martinez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cean Mckenzi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ope Larsen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5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amal Shaffer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ael Burke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nton Nichol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2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-rTvTUKHY_5f_Uvu_5f_D6fjzcoy" style:display-name="PageStyle_data-rTvTUKHY_Uvu_D6fjzco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en-US</dc:language>
    <dc:date>2022-06-23T10:09:44.673241663</dc:date>
    <meta:editing-cycles>6</meta:editing-cycles>
    <meta:editing-duration>PT3H40M14S</meta:editing-duration>
    <meta:generator>LibreOffice/6.4.7.2$Linux_X86_64 LibreOffice_project/40$Build-2</meta:generator>
    <meta:document-statistic meta:table-count="1" meta:cell-count="208" meta:object-count="0"/>
  </office:meta>
</office:document-meta>
</file>